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ntarell" svg:font-family="Cantarel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1.6161in"/>
    </style:style>
    <style:style style:name="co4" style:family="table-column">
      <style:table-column-properties fo:break-before="auto" style:column-width="4.1291in"/>
    </style:style>
    <style:style style:name="co5" style:family="table-column">
      <style:table-column-properties fo:break-before="auto" style:column-width="6.02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99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99cc9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cffcc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ccffcc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1" table:number-columns-repeated="39" table:default-cell-style-name="ce7"/>
        <table:table-column table:style-name="co6" table:number-columns-repeated="14" table:default-cell-style-name="ce7"/>
        <table:table-row table:style-name="ro1">
          <table:table-cell table:number-columns-repeated="6"/>
          <table:table-cell office:value-type="string" calcext:value-type="string">
            <text:p>ROW FINDER TEST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4" office:value-type="string" calcext:value-type="string">
            <text:p>Meat</text:p>
          </table:table-cell>
          <table:table-cell table:style-name="ce6" office:value-type="string" calcext:value-type="string">
            <text:p>DESCRIPTION</text:p>
          </table:table-cell>
          <table:table-cell table:style-name="ce2" table:number-columns-repeated="2"/>
          <table:table-cell table:style-name="ce8"/>
          <table:table-cell table:style-name="ce9" table:number-columns-repeated="4"/>
          <table:table-cell table:style-name="ce8" table:number-columns-repeated="52"/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Lamb</text:p>
          </table:table-cell>
          <table:table-cell/>
          <table:table-cell table:style-name="ce5"/>
          <table:table-cell table:style-name="ce5" table:formula="of:=INDEX([.B$3:.B$11];COM.MICROSOFT.AGGREGATE(15;3;(([.$A$3:.$A$11]=[.$D$2])/([.$A$3:.$A$11]=[.$D$2])*ROW([.$A$3:.$A$11]))-ROW([.$A$2]); ROWS([.$C$3:.C3])))" office:value-type="string" office:string-value="Lamb" calcext:value-type="string">
            <text:p>Lamb</text:p>
          </table:table-cell>
          <table:table-cell/>
          <table:table-cell table:formula="of:=COM.MICROSOFT.AGGREGATE(15;3;([.$A$3:.$A$10]=[.$D$2])/([.$A$3:.$A$10]=[.$D$2])*ROW([.$A$3:.$A$10])-ROW([.$A$2]);ROWS([.$C$3:.C3]))" office:value-type="float" office:value="1" calcext:value-type="float">
            <text:p>1</text:p>
          </table:table-cell>
          <table:table-cell table:number-columns-repeated="5"/>
          <table:table-cell table:style-name="ce12"/>
          <table:table-cell table:number-columns-repeated="51"/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/>
          <table:table-cell table:style-name="ce5"/>
          <table:table-cell table:style-name="ce5" table:formula="of:=INDEX([.B$3:.B$11];COM.MICROSOFT.AGGREGATE(15;3;(([.$A$3:.$A$11]=[.$D$2])/([.$A$3:.$A$11]=[.$D$2])*ROW([.$A$3:.$A$11]))-ROW([.$A$2]); ROWS([.$C$3:.C4])))" office:value-type="string" office:string-value="Beef" calcext:value-type="string">
            <text:p>Beef</text:p>
          </table:table-cell>
          <table:table-cell/>
          <table:table-cell table:formula="of:=COM.MICROSOFT.AGGREGATE(15;3;([.$A$3:.$A$10]=[.$D$2])/([.$A$3:.$A$10]=[.$D$2])*ROW([.$A$3:.$A$10])-ROW([.$A$2]);ROWS([.$C$3:.C4]))" office:value-type="float" office:value="2" calcext:value-type="float">
            <text:p>2</text:p>
          </table:table-cell>
          <table:table-cell/>
          <table:table-cell table:style-name="ce10"/>
          <table:table-cell table:number-columns-repeated="3"/>
          <table:table-cell table:style-name="ce12"/>
          <table:table-cell table:number-columns-repeated="51"/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Pork</text:p>
          </table:table-cell>
          <table:table-cell/>
          <table:table-cell table:style-name="ce5"/>
          <table:table-cell table:style-name="ce5" table:formula="of:=INDEX([.B$3:.B$11];COM.MICROSOFT.AGGREGATE(15;3;(([.$A$3:.$A$11]=[.$D$2])/([.$A$3:.$A$11]=[.$D$2])*ROW([.$A$3:.$A$11]))-ROW([.$A$2]); ROWS([.$C$3:.C5])))" office:value-type="string" office:string-value="Pork" calcext:value-type="string">
            <text:p>Pork</text:p>
          </table:table-cell>
          <table:table-cell/>
          <table:table-cell table:formula="of:=COM.MICROSOFT.AGGREGATE(15;3;([.$A$3:.$A$10]=[.$D$2])/([.$A$3:.$A$10]=[.$D$2])*ROW([.$A$3:.$A$10])-ROW([.$A$2]);ROWS([.$C$3:.C5]))" office:value-type="float" office:value="3" calcext:value-type="float">
            <text:p>3</text:p>
          </table:table-cell>
          <table:table-cell/>
          <table:table-cell table:style-name="ce10"/>
          <table:table-cell table:number-columns-repeated="3"/>
          <table:table-cell table:style-name="ce12"/>
          <table:table-cell table:number-columns-repeated="51"/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Mussels</text:p>
          </table:table-cell>
          <table:table-cell/>
          <table:table-cell table:style-name="ce5"/>
          <table:table-cell table:style-name="ce5" table:formula="of:=INDEX([.B$3:.B$11];COM.MICROSOFT.AGGREGATE(15;3;(([.$A$3:.$A$11]=[.$D$2])/([.$A$3:.$A$11]=[.$D$2])*ROW([.$A$3:.$A$11]))-ROW([.$A$2]); ROWS([.$C$3:.C6])))" office:value-type="string" office:string-value="Goat" calcext:value-type="string">
            <text:p>Goat</text:p>
          </table:table-cell>
          <table:table-cell/>
          <table:table-cell table:formula="of:=COM.MICROSOFT.AGGREGATE(15;3;([.$A$3:.$A$10]=[.$D$2])/([.$A$3:.$A$10]=[.$D$2])*ROW([.$A$3:.$A$10])-ROW([.$A$2]);ROWS([.$C$3:.C6])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Goat</text:p>
          </table:table-cell>
          <table:table-cell/>
          <table:table-cell table:style-name="ce5"/>
          <table:table-cell table:style-name="ce5" table:formula="of:=INDEX([.B$3:.B$11];COM.MICROSOFT.AGGREGATE(15;3;(([.$A$3:.$A$11]=[.$D$2])/([.$A$3:.$A$11]=[.$D$2])*ROW([.$A$3:.$A$11]))-ROW([.$A$2]); ROWS([.$C$3:.C7])))" office:value-type="string" office:string-value="Goat" calcext:value-type="string">
            <text:p>Goat</text:p>
          </table:table-cell>
          <table:table-cell/>
          <table:table-cell table:formula="of:=COM.MICROSOFT.AGGREGATE(15;3;([.$A$3:.$A$10]=[.$D$2])/([.$A$3:.$A$10]=[.$D$2])*ROW([.$A$3:.$A$10])-ROW([.$A$2]);ROWS([.$C$3:.C7]))" office:value-type="float" office:value="8" calcext:value-type="float">
            <text:p>8</text:p>
          </table:table-cell>
          <table:table-cell/>
          <table:table-cell table:style-name="ce11"/>
          <table:table-cell table:number-columns-repeated="55"/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Fish</text:p>
          </table:table-cell>
          <table:table-cell/>
          <table:table-cell table:style-name="ce5"/>
          <table:table-cell table:style-name="ce5" table:formula="of:=INDEX([.B$3:.B$11];COM.MICROSOFT.AGGREGATE(15;3;(([.$A$3:.$A$11]=[.$D$2])/([.$A$3:.$A$11]=[.$D$2])*ROW([.$A$3:.$A$11]))-ROW([.$A$2]); ROWS([.$C$3:.C8])))" office:value-type="string" office:string-value="" calcext:value-type="error">
            <text:p>#VALUE!</text:p>
          </table:table-cell>
          <table:table-cell/>
          <table:table-cell table:formula="of:=COM.MICROSOFT.AGGREGATE(15;3;([.$A$3:.$A$10]=[.$D$2])/([.$A$3:.$A$10]=[.$D$2])*ROW([.$A$3:.$A$10])-ROW([.$A$2]);ROWS([.$C$3:.C8]))" office:value-type="string" office:string-value="" calcext:value-type="error">
            <text:p>#VALUE!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Lobster</text:p>
          </table:table-cell>
          <table:table-cell/>
          <table:table-cell table:style-name="ce5"/>
          <table:table-cell table:style-name="ce5" table:formula="of:=INDEX([.B$3:.B$11];COM.MICROSOFT.AGGREGATE(15;3;(([.$A$3:.$A$11]=[.$D$2])/([.$A$3:.$A$11]=[.$D$2])*ROW([.$A$3:.$A$11]))-ROW([.$A$2]); ROWS([.$C$3:.C9])))" office:value-type="string" office:string-value="" calcext:value-type="error">
            <text:p>#VALUE!</text:p>
          </table:table-cell>
          <table:table-cell/>
          <table:table-cell table:formula="of:=COM.MICROSOFT.AGGREGATE(15;3;([.$A$3:.$A$10]=[.$D$2])/([.$A$3:.$A$10]=[.$D$2])*ROW([.$A$3:.$A$10])-ROW([.$A$2]);ROWS([.$C$3:.C9]))" office:value-type="string" office:string-value="" calcext:value-type="error">
            <text:p>#VALUE!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Deer</text:p>
          </table:table-cell>
          <table:table-cell/>
          <table:table-cell table:style-name="ce5"/>
          <table:table-cell table:style-name="ce5" table:formula="of:=INDEX([.B$3:.B$11];COM.MICROSOFT.AGGREGATE(15;3;(([.$A$3:.$A$11]=[.$D$2])/([.$A$3:.$A$11]=[.$D$2])*ROW([.$A$3:.$A$11]))-ROW([.$A$2]); ROWS([.$C$3:.C10])))" office:value-type="string" office:string-value="Deer" calcext:value-type="string">
            <text:p>Deer</text:p>
          </table:table-cell>
          <table:table-cell/>
          <table:table-cell table:formula="of:=COM.MICROSOFT.AGGREGATE(15;3;([.$A$3:.$A$10]=[.$D$2])/([.$A$3:.$A$10]=[.$D$2])*ROW([.$A$3:.$A$10])-ROW([.$A$2]);ROWS([.$C$3:.C10]))" office:value-type="string" office:string-value="" calcext:value-type="error">
            <text:p>#VALUE!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 table:number-rows-repeated="20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58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Sheet.$A$1" table:cell-range-address="$Sheet.$A$2:.$B$10"/>
        </table:named-expressions>
      </table:table>
      <table:named-expressions/>
      <table:database-ranges>
        <table:database-range table:name="__Anonymous_Sheet_DB__0" table:target-range-address="Sheet.A2:Sheet.B1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ntarell" svg:font-family="Cantarel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number:min-decimal-places="0" number:min-integer-digits="1" number:grouping="true"/>
    </number:number-style>
    <number:number-style style:name="N10118" number:language="en" number:country="AU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number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decimal-places="2" number:min-integer-digits="1" number:grouping="true"/>
    </number:number-style>
    <number:number-style style:name="N10120" number:language="en" number:country="AU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number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AU">
      <number:text> </number:text>
      <number:fill-character> </number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fill-character> </number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AU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6:13:00.227272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04T19:57:29</meta:creation-date>
    <dc:language>en-AU</dc:language>
    <dc:date>2020-06-26T16:13:41.185230079</dc:date>
    <meta:editing-cycles>53</meta:editing-cycles>
    <meta:editing-duration>PT6H11M4S</meta:editing-duration>
    <meta:generator>LibreOfficeDev/7.1.0.0.alpha0$Linux_X86_64 LibreOffice_project/ca4fa1b4145432dfc45e8f2bac2dc921a0f34456</meta:generator>
    <meta:document-statistic meta:table-count="1" meta:cell-count="37" meta:object-count="0"/>
  </office:meta>
</office:document-meta>
</file>